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108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3399"/>
    </style:style>
    <style:style style:name="ce12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/>
    <style:style style:name="ce14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</office:automatic-styles>
  <office:body>
    <office:spreadsheet>
      <table:table table:name="waiting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2"/>
          <table:table-cell table:number-columns-repeated="102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7" office:value-type="string" calcext:value-type="string">
            <text:p>Priority</text:p>
          </table:table-cell>
          <table:table-cell table:style-name="ce10" office:value-type="string" calcext:value-type="string">
            <text:p>Estimation</text:p>
          </table:table-cell>
          <table:table-cell table:style-name="ce12" office:value-type="string" calcext:value-type="string">
            <text:p>Processe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Implémenter le Sift Descrip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émenter DOG Detec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 a waiting bar in the vi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voir sélectionner ou déselectionner toutes les images à trai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estions de l'affichage des overlay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1021"/>
        </table:table-row>
        <table:table-row table:style-name="ro1">
          <table:table-cell office:value-type="string" calcext:value-type="string">
            <text:p>fonctionnalité de recherche d'image par le contenu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tre en place une intégration continue (jenkin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nalité de création de diapora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ger les images d'une base de donné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e en place de Tr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ation avec Doxyg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cessed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2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7" office:value-type="string" calcext:value-type="string">
            <text:p>Priority</text:p>
          </table:table-cell>
          <table:table-cell table:style-name="ce10" office:value-type="string" calcext:value-type="string">
            <text:p>Estimation</text:p>
          </table:table-cell>
          <table:table-cell table:style-name="ce12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2"/>
        </table:table-row>
        <table:table-row table:style-name="ro1">
          <table:table-cell office:value-type="string" calcext:value-type="string">
            <text:p>Gestions de l'affichage des im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'architecture du logiciel est le M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Possibilité de charger les images provenant d'un réperto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-Driven faire un diagramme de classe (communication clien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tre en place un G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tre en place des tests unita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table:style-name="ce14" office:value-type="string" calcext:value-type="string">
            <text:p>Programmation par contr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 style:data-style-name="N2" text:time-value="10:00:35.410662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27M17S</meta:editing-duration>
    <meta:editing-cycles>35</meta:editing-cycles>
    <meta:generator>LibreOffice/4.2.7.2$Linux_X86_64 LibreOffice_project/420m0$Build-2</meta:generator>
    <dc:date>2015-02-11T10:09:37.642480342</dc:date>
    <meta:document-statistic meta:table-count="2" meta:cell-count="71" meta:object-count="0"/>
  </office:meta>
</office:document-meta>
</file>